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15%" fo:text-align="center" style:justify-single-word="false" fo:break-before="auto" fo:break-after="auto" style:writing-mode="lr-tb"/>
    </style:style>
    <style:style style:name="P2" style:family="paragraph" style:parent-style-name="Text_20_body">
      <style:text-properties officeooo:rsid="000d1b0b" officeooo:paragraph-rsid="000d1b0b"/>
    </style:style>
    <style:style style:name="P3" style:family="paragraph" style:parent-style-name="Text_20_body">
      <style:paragraph-properties fo:text-align="center" style:justify-single-word="false"/>
      <style:text-properties officeooo:rsid="000d1b0b" officeooo:paragraph-rsid="000d1b0b"/>
    </style:style>
    <style:style style:name="P4" style:family="paragraph" style:parent-style-name="Text_20_body">
      <style:paragraph-properties fo:text-align="start" style:justify-single-word="false"/>
      <style:text-properties officeooo:rsid="000d1b0b" officeooo:paragraph-rsid="000d1b0b"/>
    </style:style>
    <style:style style:name="P5" style:family="paragraph" style:parent-style-name="Text_20_body">
      <style:text-properties officeooo:paragraph-rsid="000ecc1b"/>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6.51cm" style:type="right" style:leader-style="dotted" style:leader-text="."/>
        </style:tab-stops>
      </style:paragraph-properties>
    </style:style>
    <style:style style:name="P8" style:family="paragraph" style:parent-style-name="Contents_20_3">
      <style:paragraph-properties>
        <style:tab-stops>
          <style:tab-stop style:position="15.512cm" style:type="right" style:leader-style="dotted" style:leader-text="."/>
        </style:tab-stops>
      </style:paragraph-properties>
    </style:style>
    <style:style style:name="P9" style:family="paragraph" style:parent-style-name="Contents_20_2">
      <style:paragraph-properties>
        <style:tab-stops>
          <style:tab-stop style:position="16.011cm" style:type="right" style:leader-style="dotted" style:leader-text="."/>
        </style:tab-stops>
      </style:paragraph-properties>
    </style:style>
    <style:style style:name="P10" style:family="paragraph" style:parent-style-name="Standard" style:master-page-name="Standard">
      <style:paragraph-properties fo:margin-left="0cm" fo:margin-right="0cm" fo:line-height="115%" fo:text-align="start" style:justify-single-word="false" fo:text-indent="0cm" style:auto-text-indent="false" style:page-number="auto" fo:break-before="auto" fo:break-after="auto" style:writing-mode="lr-tb"/>
    </style:style>
    <style:style style:name="P11" style:family="paragraph" style:parent-style-name="Standard">
      <style:text-properties fo:font-style="normal" officeooo:rsid="0010937a" officeooo:paragraph-rsid="00114587" style:font-style-asian="normal" style:font-style-complex="normal"/>
    </style:style>
    <style:style style:name="P12" style:family="paragraph" style:parent-style-name="Text_20_body">
      <style:text-properties fo:font-style="normal" officeooo:rsid="000ecc1b" officeooo:paragraph-rsid="000ecc1b" style:font-style-asian="normal" style:font-style-complex="normal"/>
    </style:style>
    <style:style style:name="P13" style:family="paragraph" style:parent-style-name="Text_20_body">
      <style:text-properties fo:font-style="normal" officeooo:rsid="0010937a" officeooo:paragraph-rsid="0010937a" style:font-style-asian="normal" style:font-style-complex="normal"/>
    </style:style>
    <style:style style:name="P14" style:family="paragraph" style:parent-style-name="Heading" style:master-page-name="Standard">
      <style:paragraph-properties style:page-number="auto"/>
      <style:text-properties officeooo:rsid="000d1b0b" officeooo:paragraph-rsid="000d1b0b"/>
    </style:style>
    <style:style style:name="P15" style:family="paragraph" style:parent-style-name="Heading_20_1">
      <style:text-properties officeooo:rsid="000d8f48" officeooo:paragraph-rsid="000d8f48"/>
    </style:style>
    <style:style style:name="P16" style:family="paragraph" style:parent-style-name="Heading_20_1">
      <style:paragraph-properties fo:break-before="page"/>
      <style:text-properties officeooo:rsid="000d8f48" officeooo:paragraph-rsid="000d8f48"/>
    </style:style>
    <style:style style:name="P17" style:family="paragraph" style:parent-style-name="Heading_20_2">
      <style:text-properties officeooo:rsid="000d8f48" officeooo:paragraph-rsid="000d8f48"/>
    </style:style>
    <style:style style:name="P18" style:family="paragraph" style:parent-style-name="Heading_20_3">
      <style:text-properties officeooo:rsid="000ecc1b" officeooo:paragraph-rsid="000ecc1b"/>
    </style:style>
    <style:style style:name="P19" style:family="paragraph" style:parent-style-name="Heading_20_3">
      <style:text-properties fo:font-style="normal" officeooo:rsid="0010937a" officeooo:paragraph-rsid="0010937a" style:font-style-asian="normal" style:font-style-complex="normal"/>
    </style:style>
    <style:style style:name="P20" style:family="paragraph" style:parent-style-name="Heading_20_3">
      <style:text-properties officeooo:rsid="000d8f48" officeooo:paragraph-rsid="000d8f48"/>
    </style:style>
    <style:style style:name="P21" style:family="paragraph" style:parent-style-name="Heading_20_3">
      <style:text-properties officeooo:paragraph-rsid="0012d73b"/>
    </style:style>
    <style:style style:name="P22" style:family="paragraph">
      <style:paragraph-properties fo:margin-left="0cm" fo:margin-right="0cm" fo:margin-top="0cm" fo:margin-bottom="0cm" fo:line-height="100%" fo:text-align="center" fo:text-indent="0cm"/>
    </style:style>
    <style:style style:name="P2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2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5" style:family="paragraph">
      <style:paragraph-properties fo:margin-left="0cm" fo:margin-right="0cm" fo:margin-top="0cm" fo:margin-bottom="0cm" fo:line-height="100%" fo:text-indent="0cm"/>
    </style:style>
    <style:style style:name="P26" style:family="paragraph">
      <style:paragraph-properties fo:margin-left="0cm" fo:margin-right="0cm" fo:margin-top="0cm" fo:margin-bottom="0cm" fo:line-height="100%" fo:text-indent="0cm"/>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1" style:family="text">
      <style:text-properties officeooo:rsid="000ecc1b"/>
    </style:style>
    <style:style style:name="T2" style:family="text">
      <style:text-properties fo:font-style="italic" officeooo:rsid="000ecc1b" style:font-style-asian="italic" style:font-style-complex="italic"/>
    </style:style>
    <style:style style:name="T3" style:family="text">
      <style:text-properties officeooo:rsid="0010937a"/>
    </style:style>
    <style:style style:name="T4" style:family="text">
      <style:text-properties officeooo:rsid="0012d73b"/>
    </style:style>
    <style:style style:name="T5" style:family="text">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808080" draw:marker-start="" draw:marker-start-width="0.199cm" draw:marker-start-center="false" draw:marker-end="" draw:marker-end-width="0.199cm" draw:marker-end-center="false" draw:fill="solid" draw:fill-color="#ffff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ffffcc"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0000" draw:marker-start="" draw:marker-start-width="0.199cm" draw:marker-start-center="false" draw:marker-end="" draw:marker-end-width="0.199cm" draw:marker-end-center="false" draw:fill="solid" draw:fill-color="#808080" draw:textarea-horizontal-align="justify" draw:textarea-vertical-align="middle" draw:auto-grow-height="false" fo:min-height="0.75cm" fo:min-width="0.499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000000" draw:marker-start="" draw:marker-start-width="0.199cm" draw:marker-start-center="false" draw:marker-end="" draw:marker-end-width="0.199cm" draw:marker-end-center="false" draw:fill="solid" draw:fill-color="#80808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Playtrix</text:p>
      <text:p text:style-name="P2"/>
      <text:p text:style-name="P2"/>
      <text:p text:style-name="P2"/>
      <text:p text:style-name="P2"/>
      <text:p text:style-name="P3">Alex Murray<text:line-break/>Marcel Kaltenrieder</text:p>
      <text:p text:style-name="P3"/>
      <text:p text:style-name="P3"><text:date style:data-style-name="N81" text:date-value="2013-03-13T13:38:22.05">13. März 2013</text:date></text:p>
      <text:table-of-content text:style-name="Sect1" text:protected="true" text:name="Table of Contents1">
        <text:table-of-content-source text:outline-level="10">
          <text:index-title-template text:style-name="Contents_20_Heading">Inhaltsangabe</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Inhaltsangabe</text:p>
          </text:index-title>
          <text:p text:style-name="P7"><text:a xlink:type="simple" xlink:href="#__RefHeading__191_69764062">1.Einführung<text:tab/>3</text:a></text:p>
          <text:p text:style-name="P7"><text:a xlink:type="simple" xlink:href="#__RefHeading__193_69764062">2.Hardware<text:tab/>3</text:a></text:p>
          <text:p text:style-name="P9"><text:a xlink:type="simple" xlink:href="#__RefHeading__195_69764062">2.1.Display<text:tab/>3</text:a></text:p>
          <text:p text:style-name="P9"><text:a xlink:type="simple" xlink:href="#__RefHeading__197_69764062">2.2.Base<text:tab/>3</text:a></text:p>
          <text:p text:style-name="P7"><text:a xlink:type="simple" xlink:href="#__RefHeading__199_69764062">3.Software<text:tab/>3</text:a></text:p>
          <text:p text:style-name="P9"><text:a xlink:type="simple" xlink:href="#__RefHeading__201_69764062">3.1.Display<text:tab/>3</text:a></text:p>
          <text:p text:style-name="P9"><text:a xlink:type="simple" xlink:href="#__RefHeading__203_69764062">3.2.Base<text:tab/>3</text:a></text:p>
          <text:p text:style-name="P8"><text:a xlink:type="simple" xlink:href="#__RefHeading__205_69764062">3.2.1.Framework<text:tab/>3</text:a></text:p>
          <text:p text:style-name="P8"><text:a xlink:type="simple" xlink:href="#__RefHeading__207_69764062">3.2.2.Snake<text:tab/>3</text:a></text:p>
          <text:p text:style-name="P9"><text:a xlink:type="simple" xlink:href="#__RefHeading__209_69764062">3.3.Kommunikation<text:tab/>3</text:a></text:p>
        </text:index-body>
      </text:table-of-content>
      <text:p text:style-name="P4"/>
      <text:h text:style-name="P16" text:outline-level="1"><text:bookmark-start text:name="__RefHeading__191_69764062"/>Einführung<text:bookmark-end text:name="__RefHeading__191_69764062"/></text:h>
      <text:h text:style-name="P15" text:outline-level="1"><text:bookmark-start text:name="__RefHeading__193_69764062"/>Hardware<text:bookmark-end text:name="__RefHeading__193_69764062"/></text:h>
      <text:h text:style-name="P17" text:outline-level="2"><text:bookmark-start text:name="__RefHeading__195_69764062"/>Display<text:bookmark-end text:name="__RefHeading__195_69764062"/></text:h>
      <text:h text:style-name="P17" text:outline-level="2"><text:bookmark-start text:name="__RefHeading__197_69764062"/>Base<text:bookmark-end text:name="__RefHeading__197_69764062"/></text:h>
      <text:h text:style-name="P15" text:outline-level="1"><text:bookmark-start text:name="__RefHeading__199_69764062"/>Software<text:bookmark-end text:name="__RefHeading__199_69764062"/></text:h>
      <text:h text:style-name="P17" text:outline-level="2"><text:bookmark-start text:name="__RefHeading__201_69764062"/>Display<text:bookmark-end text:name="__RefHeading__201_69764062"/></text:h>
      <text:h text:style-name="P18" text:outline-level="3">Einführung</text:h>
      <text:p text:style-name="P5"><text:span text:style-name="T1">Das Display kann über UART angesteuert werden. Sie verfügt über zahlreiche Funktionen, die für das Zeichnen von verschiedenen Muster zuständig ist, und verfügt auch über Funktionen, die kontrollieren, wie die Zeichnungsbefehle </text:span><text:span text:style-name="T3">mit</text:span><text:span text:style-name="T1"> den schon vorhandenen Pixel verlaufen (</text:span><text:span text:style-name="T2">blend mode).</text:span></text:p>
      <text:p text:style-name="P12">Das Display ist mehr als nur eine einfache Anzeige, sie ist schon eine kleine „Grafikkarte“.</text:p>
      <text:h text:style-name="P19" text:outline-level="3">Programm Überblick</text:h>
      <text:p text:style-name="P13">Das Programm ist wie folgt aufgebaut. <text:span text:style-name="T4">Funktionen sind Hellblau, Daten sind Gelb eingezeichnet.</text:span></text:p>
      <text:p text:style-name="P11"><text:soft-page-break/><draw:g text:anchor-type="as-char" draw:z-index="0" draw:style-name="gr1"><draw:custom-shape draw:style-name="gr2" draw:text-style-name="P23" svg:width="4.4cm" svg:height="1.802cm" svg:x="0cm" svg:y="12.199cm"><text:p text:style-name="P22"><text:span text:style-name="T5">UART Interrupt</text:span></text:p><text:p text:style-name="P22"><text:span text:style-name="T5">Empfangsfunktion</text:span></text:p><draw:enhanced-geometry svg:viewBox="0 0 21600 21600" draw:type="rectangle" draw:enhanced-path="M 0 0 L 21600 0 21600 21600 0 21600 0 0 Z N"/></draw:custom-shape><draw:custom-shape draw:style-name="gr2" draw:text-style-name="P23" xml:id="id7" draw:id="id7" svg:width="4.402cm" svg:height="1.601cm" svg:x="5.599cm" svg:y="8.599cm"><text:p text:style-name="P22"><text:span text:style-name="T5">Command Buffer</text:span></text:p><text:p text:style-name="P22"><text:span text:style-name="T5">Bearbeiten</text:span></text:p><draw:enhanced-geometry svg:viewBox="0 0 21600 21600" draw:type="rectangle" draw:enhanced-path="M 0 0 L 21600 0 21600 21600 0 21600 0 0 Z N"/></draw:custom-shape><draw:custom-shape draw:style-name="gr2" draw:text-style-name="P23" xml:id="id5" draw:id="id5" svg:width="4.402cm" svg:height="1.8cm" svg:x="13.399cm" svg:y="2.6cm"><text:p text:style-name="P22"><text:span text:style-name="T5">Render</text:span></text:p><draw:enhanced-geometry svg:viewBox="0 0 21600 21600" draw:type="rectangle" draw:enhanced-path="M 0 0 L 21600 0 21600 21600 0 21600 0 0 Z N"/></draw:custom-shape><draw:custom-shape draw:style-name="gr2" draw:text-style-name="P23" xml:id="id4" draw:id="id4" svg:width="4.4cm" svg:height="1.8cm" svg:x="7.8cm" svg:y="2.6cm"><text:p text:style-name="P22"><text:span text:style-name="T5">TimerA Interrupt</text:span></text:p><draw:enhanced-geometry svg:viewBox="0 0 21600 21600" draw:type="rectangle" draw:enhanced-path="M 0 0 L 21600 0 21600 21600 0 21600 0 0 Z N"/></draw:custom-shape><draw:custom-shape draw:style-name="gr2" draw:text-style-name="P23" xml:id="id2" draw:id="id2" svg:width="4.4cm" svg:height="1.8cm" svg:x="0.6cm" svg:y="2.2cm"><text:p text:style-name="P22"><text:span text:style-name="T5">Initialisieren</text:span></text:p><draw:enhanced-geometry svg:viewBox="0 0 21600 21600" draw:type="rectangle" draw:enhanced-path="M 0 0 L 21600 0 21600 21600 0 21600 0 0 Z N"/></draw:custom-shape><draw:custom-shape draw:style-name="gr2" draw:text-style-name="P23" xml:id="id8" draw:id="id8" svg:width="4.402cm" svg:height="1.601cm" svg:x="11.199cm" svg:y="8.599cm"><text:p text:style-name="P22"><text:span text:style-name="T5">Zeichnungsfunktionen</text:span></text:p><draw:enhanced-geometry svg:viewBox="0 0 21600 21600" draw:type="rectangle" draw:enhanced-path="M 0 0 L 21600 0 21600 21600 0 21600 0 0 Z N"/></draw:custom-shape><draw:custom-shape draw:style-name="gr3" draw:text-style-name="P23" svg:width="2.999cm" svg:height="2.2cm" svg:x="14cm" svg:y="5.8cm"><text:p text:style-name="P22"><text:span text:style-name="T5">PixelArra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23" xml:id="id3" draw:id="id3" svg:width="2.001cm" svg:height="1.999cm" svg:x="1.799cm" svg:y="5.2cm"><text:p text:style-name="P22"><text:span text:style-name="T5">Endlos</text:span></text:p><draw:enhanced-geometry svg:viewBox="0 0 21600 21600" draw:glue-points="10800 0 0 10800 10800 21600 21600 10800" draw:text-areas="5400 5400 16200 16200" draw:type="diamond" draw:enhanced-path="M 10800 0 L 21600 10800 10800 21600 0 10800 10800 0 Z N"/></draw:custom-shape><draw:custom-shape draw:style-name="gr5" draw:text-style-name="P24" xml:id="id1" draw:id="id1" svg:width="0.399cm" svg:height="0.399cm" svg:x="2.6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6" draw:text-style-name="P24" svg:x1="2.799cm" svg:y1="0.4cm" svg:x2="2.799cm" svg:y2="2.201cm" draw:start-shape="id1" draw:start-glue-point="8" draw:end-shape="id2" draw:end-glue-point="0" svg:d="m2799-6701v1801" svg:viewBox="0 0 2 1803"><text:p/></draw:connector><draw:connector draw:style-name="gr6" draw:text-style-name="P24" svg:x1="2.799cm" svg:y1="4cm" svg:x2="2.799cm" svg:y2="5.201cm" draw:start-shape="id2" draw:start-glue-point="2" draw:end-shape="id3" draw:end-glue-point="4" svg:d="m2799-3101v1201" svg:viewBox="0 0 2 1203"><text:p/></draw:connector><draw:custom-shape draw:style-name="gr3" draw:text-style-name="P23" svg:width="3.001cm" svg:height="2.2cm" svg:x="6.399cm" svg:y="12cm"><text:p text:style-name="P22"><text:span text:style-name="T5">Command</text:span></text:p><text:p text:style-name="P22"><text:span text:style-name="T5">Buff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6" draw:text-style-name="P24" svg:x1="12.199cm" svg:y1="3.501cm" svg:x2="13.399cm" svg:y2="3.501cm" draw:start-shape="id4" draw:start-glue-point="1" draw:end-shape="id5" draw:end-glue-point="3" svg:d="m12199-3600h1200" svg:viewBox="0 0 1201 2"><text:p/></draw:connector><draw:custom-shape draw:style-name="gr4" draw:text-style-name="P23" xml:id="id6" draw:id="id6" svg:width="2.802cm" svg:height="2.8cm" svg:x="1.399cm" svg:y="7.999cm"><text:p text:style-name="P22"><text:span text:style-name="T5">Command</text:span></text:p><text:p text:style-name="P22"><text:span text:style-name="T5">Vorhanden?</text:span></text:p><draw:enhanced-geometry svg:viewBox="0 0 21600 21600" draw:glue-points="10800 0 0 10800 10800 21600 21600 10800" draw:text-areas="5400 5400 16200 16200" draw:type="diamond" draw:enhanced-path="M 10800 0 L 21600 10800 10800 21600 0 10800 10800 0 Z N"/></draw:custom-shape><draw:connector draw:style-name="gr6" draw:text-style-name="P24" svg:x1="2.799cm" svg:y1="7.198cm" svg:x2="2.799cm" svg:y2="7.999cm" draw:start-shape="id3" draw:start-glue-point="6" draw:end-shape="id6" draw:end-glue-point="4" svg:d="m2799 98v801" svg:viewBox="0 0 2 803"><text:p/></draw:connector><draw:connector draw:style-name="gr6" draw:text-style-name="P24" svg:x1="4.2cm" svg:y1="9.4cm" svg:x2="5.599cm" svg:y2="9.398cm" draw:start-shape="id6" draw:start-glue-point="7" draw:end-shape="id7" draw:end-glue-point="3" svg:d="m4200 2300h700v-2h699" svg:viewBox="0 0 1401 4"><text:p/></draw:connector><draw:connector draw:style-name="gr6" draw:text-style-name="P24" svg:x1="2.799cm" svg:y1="10.799cm" svg:x2="1.799cm" svg:y2="6.201cm" draw:start-shape="id6" draw:start-glue-point="6" draw:end-shape="id3" draw:end-glue-point="5" svg:d="m2799 3699v501h-1901v-5100h901" svg:viewBox="0 0 1903 5101"><text:p/></draw:connector><draw:connector draw:style-name="gr6" draw:text-style-name="P24" svg:x1="9.999cm" svg:y1="9.398cm" svg:x2="11.199cm" svg:y2="9.398cm" draw:start-shape="id7" draw:start-glue-point="1" draw:end-shape="id8" draw:end-glue-point="3" svg:d="m9999 2298h1200" svg:viewBox="0 0 1201 2"><text:p/></draw:connector><draw:custom-shape draw:style-name="gr7" draw:text-style-name="P24" svg:width="1.802cm" svg:height="2.2cm" svg:x="12.199cm" svg:y="6.394cm"><text:p/><draw:enhanced-geometry svg:viewBox="0 0 841 854" draw:mirror-horizontal="false" draw:mirror-vertical="true" draw:type="non-primitive" draw:enhanced-path="M 517 247 L 517 415 264 415 264 0 0 0 0 680 517 680 517 854 841 547 517 247 Z N"/></draw:custom-shape><draw:frame draw:style-name="gr8" draw:text-style-name="P26" svg:width="2.999cm" svg:height="0.659cm" svg:x="11.4cm" svg:y="6.2cm"><draw:text-box><text:p text:style-name="P25"><text:span text:style-name="T5">Schreiben</text:span></text:p></draw:text-box></draw:frame><draw:custom-shape draw:style-name="gr9" draw:text-style-name="P24" svg:width="1.2cm" svg:height="1.401cm" svg:x="14.799cm" svg:y="4.39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8" draw:text-style-name="P26" svg:width="3.001cm" svg:height="0.659cm" svg:x="15.799cm" svg:y="4.96cm"><draw:text-box><text:p text:style-name="P25"><text:span text:style-name="T5">Lesen</text:span></text:p></draw:text-box></draw:frame><draw:custom-shape draw:style-name="gr9" draw:text-style-name="P24" svg:width="2.001cm" svg:height="1.001cm" svg:x="4.399cm" svg:y="12.59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9" draw:text-style-name="P24" svg:width="1.795cm" svg:height="1.001cm" draw:transform="skewX (-0.00174532925199433) rotate (1.55386663305055) translate (7.36952777777778cm 11.993027777777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8" draw:text-style-name="P26" svg:width="3.001cm" svg:height="0.659cm" svg:x="4.369cm" svg:y="12.009cm"><draw:text-box><text:p text:style-name="P25"><text:span text:style-name="T5">Schreiben</text:span></text:p></draw:text-box></draw:frame><draw:frame draw:style-name="gr8" draw:text-style-name="P26" svg:width="3.001cm" svg:height="0.659cm" svg:x="8.199cm" svg:y="11cm"><draw:text-box><text:p text:style-name="P25"><text:span text:style-name="T5">Lesen</text:span></text:p></draw:text-box></draw:frame></draw:g></text:p>
      <text:h text:style-name="P21" text:outline-level="3"><text:span text:style-name="T4">Initialisierung und Einstellungen</text:span></text:h>
      <text:h text:style-name="P17" text:outline-level="2"><text:bookmark-start text:name="__RefHeading__203_69764062"/>Base<text:bookmark-end text:name="__RefHeading__203_69764062"/></text:h>
      <text:h text:style-name="P20" text:outline-level="3"><text:bookmark-start text:name="__RefHeading__205_69764062"/>Framework<text:bookmark-end text:name="__RefHeading__205_69764062"/></text:h>
      <text:h text:style-name="P20" text:outline-level="3"><text:bookmark-start text:name="__RefHeading__207_69764062"/>Snake<text:bookmark-end text:name="__RefHeading__207_69764062"/></text:h>
      <text:h text:style-name="P17" text:outline-level="2"><text:bookmark-start text:name="__RefHeading__209_69764062"/>Kommunikation<text:bookmark-end text:name="__RefHeading__209_6976406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Georgia" svg:font-family="Georgi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master-page-name="">
      <style:paragraph-properties fo:margin-top="0.423cm" fo:margin-bottom="0.212cm" style:contextual-spacing="false" fo:text-align="center" style:justify-single-word="false" style:page-number="auto" fo:keep-with-next="always">
        <style:tab-stops/>
      </style:paragraph-properties>
      <style:text-properties style:font-name="Arial" fo:font-size="26pt" fo:language="de" fo:country="CH"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text-properties fo:language="de" fo:country="CH"/>
    </style:style>
    <style:style style:name="Heading_20_1" style:display-name="Heading 1" style:family="paragraph" style:parent-style-name="Text_20_body" style:next-style-name="Text_20_body" style:default-outline-level="1" style:class="text">
      <style:paragraph-properties fo:margin-top="0.847cm" fo:margin-bottom="0.212cm" style:contextual-spacing="false" fo:line-height="115%" fo:break-before="auto" fo:break-after="auto" style:writing-mode="lr-tb">
        <style:tab-stops/>
      </style:paragraph-properties>
      <style:text-properties fo:font-size="18pt" fo:language="de" fo:country="CH" fo:font-weight="bold" style:font-size-asian="18pt" style:font-weight-asian="bold" style:font-size-complex="18pt" style:font-weight-complex="bold"/>
    </style:style>
    <style:style style:name="Heading_20_2" style:display-name="Heading 2" style:family="paragraph" style:parent-style-name="Heading_20_1" style:next-style-name="Text_20_body" style:default-outline-level="2" style:class="text">
      <style:paragraph-properties fo:margin-top="0.635cm" fo:margin-bottom="0.141cm" style:contextual-spacing="false" fo:line-height="115%" fo:break-before="auto" fo:break-after="auto" style:writing-mode="lr-tb"/>
      <style:text-properties fo:font-size="14pt" fo:language="de" fo:country="CH" fo:font-weight="bold" style:font-size-asian="14pt" style:font-weight-asian="bold" style:font-size-complex="14pt" style:font-weight-complex="bold"/>
    </style:style>
    <style:style style:name="Heading_20_3" style:display-name="Heading 3" style:family="paragraph" style:parent-style-name="Heading_20_2" style:next-style-name="Text_20_body" style:default-outline-level="3" style:class="text">
      <style:paragraph-properties fo:margin-top="0.494cm" fo:margin-bottom="0.141cm" style:contextual-spacing="false" fo:line-height="115%" fo:break-before="auto" fo:break-after="auto" style:writing-mode="lr-tb"/>
      <style:text-properties fo:color="#000000" fo:font-size="12pt" fo:language="de" fo:country="CH" fo:font-weight="bold" style:font-size-asian="12pt" style:font-weight-asian="bold" style:font-size-complex="12pt" style:font-weight-complex="bold"/>
    </style:style>
    <style:style style:name="Heading_20_4" style:display-name="Heading 4" style:family="paragraph" style:parent-style-name="Heading_20_3" style:next-style-name="Text_20_body" style:default-outline-level="4" style:class="text">
      <style:paragraph-properties fo:margin-top="0.423cm" fo:margin-bottom="0.071cm" style:contextual-spacing="false" fo:line-height="115%" fo:break-before="auto" fo:break-after="auto" style:writing-mode="lr-tb"/>
      <style:text-properties fo:color="#000000" fo:font-size="12pt" fo:font-style="italic" style:font-size-asian="11pt" style:font-style-asian="italic" style:font-size-complex="11pt" style:font-style-complex="italic"/>
    </style:style>
    <style:style style:name="Heading_20_5" style:display-name="Heading 5" style:family="paragraph" style:parent-style-name="Heading_20_4" style:next-style-name="Text_20_body" style:default-outline-level="5" style:class="text">
      <style:paragraph-properties fo:margin-top="0.388cm" fo:margin-bottom="0.071cm" style:contextual-spacing="false" fo:line-height="115%" fo:break-before="auto" fo:break-after="auto" style:writing-mode="lr-tb"/>
      <style:text-properties fo:color="#000000" fo:font-size="12pt" fo:font-style="italic"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style:contextual-spacing="false"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style:contextual-spacing="false"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style:contextual-spacing="false"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5.512cm" style:type="right" style:leader-style="dotted" style:leader-text="."/>
        </style:tab-stops>
      </style:paragraph-properties>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line-height="115%" fo:text-align="start" style:justify-single-word="false" fo:text-indent="0cm" style:auto-text-indent="false" style:page-number="auto" fo:break-before="auto" fo:break-after="auto" style:writing-mode="lr-tb"/>
    </style:style>
    <style:style style:name="MP2" style:family="paragraph" style:parent-style-name="Standard">
      <style:paragraph-properties fo:line-height="115%" fo:text-align="center" style:justify-single-word="false" fo:break-before="auto" fo:break-after="auto" style:writing-mode="lr-tb"/>
    </style:style>
    <style:page-layout style:name="Mpm1">
      <style:page-layout-properties fo:page-width="21.59cm" fo:page-height="27.94cm" style:num-format="1" style:print-orientation="portrait" fo:margin-top="1.249cm" fo:margin-bottom="1.249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291cm" style:dynamic-spacing="true"/>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header>
        <text:p text:style-name="MP1">Playtrix <text:tab/><text:tab/><text:tab/><text:tab/><text:tab/>Marcel “Boss” Kaltenrieder &amp; Alex “ander” Murray</text:p>
      </style:header>
      <style:footer>
        <text:p text:style-name="MP2">Seite <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2ef5aff-a6fb0ff-166bdff-cf087ad-0f1389</meta:generator>
    <dc:title/>
    <meta:initial-creator/>
    <meta:editing-cycles>9</meta:editing-cycles>
    <dc:date>2013-03-13T13:38:21.98</dc:date>
    <meta:editing-duration>PT2H57M32S</meta:editing-duration>
    <meta:document-statistic meta:table-count="0" meta:image-count="0" meta:object-count="0" meta:page-count="4" meta:paragraph-count="33" meta:word-count="135" meta:character-count="928" meta:non-whitespace-character-count="832"/>
  </office:meta>
</office:document-meta>
</file>